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 style:list-style-name="L1"/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DL de SQL</text:p>
      <text:p text:style-name="Standard"/>
      <text:p text:style-name="Standard">Create database Nombre;</text:p>
      <text:p text:style-name="Standard">Use database Nombre;</text:p>
      <text:list xml:id="list444718763201060918" text:style-name="L1">
        <text:list-item>
          <text:p text:style-name="P6">Use <text:line-break/></text:p>
        </text:list-item>
        <text:list-item>
          <text:p text:style-name="P6">change</text:p>
        </text:list-item>
      </text:list>
      <text:p text:style-name="Standard"/>
      <text:p text:style-name="Standard">Create table nombre(</text:p>
      <text:p text:style-name="Standard"><text:s text:c="2"/>Nombre_campo1 tipo[restricciones],</text:p>
      <text:p text:style-name="Standard"><text:s text:c="2"/>Nombre_campo2 tipo[restricciones],</text:p>
      <text:p text:style-name="Standard"><text:s text:c="2"/>.</text:p>
      <text:p text:style-name="Standard"><text:s text:c="2"/>.</text:p>
      <text:p text:style-name="Standard"><text:s text:c="2"/>.</text:p>
      <text:p text:style-name="Standard"><text:s text:c="2"/>Nombre_campoN</text:p>
      <text:p text:style-name="Standard"/>
      <text:p text:style-name="Standard">Create Table Nombretabla(</text:p>
      <text:p text:style-name="Standard"><text:s text:c="5"/>columna 1 tipo 1</text:p>
      <text:p text:style-name="Standard"><text:s text:c="5"/>[constraint nombre restricción]</text:p>
      <text:p text:style-name="Standard"><text:s text:c="5"/>[not null]</text:p>
      <text:p text:style-name="Standard"><text:s text:c="5"/>[unique]</text:p>
      <text:p text:style-name="Standard"><text:s text:c="5"/>[primary key]</text:p>
      <text:p text:style-name="Standard"><text:s text:c="5"/>[foreign key]</text:p>
      <text:p text:style-name="Standard"><text:s text:c="5"/>[default valor]</text:p>
      <text:p text:style-name="Standard"><text:s text:c="5"/>[references nombretabla[(columna[,columna])]</text:p>
      <text:p text:style-name="Standard"><text:s text:c="5"/>[on delete cascade]</text:p>
      <text:p text:style-name="Standard"><text:s text:c="5"/>[check condicion]</text:p>
      <text:p text:style-name="Standard"/>
      <text:p text:style-name="Standard">);</text:p>
      <text:p text:style-name="Standard"/>
      <text:p text:style-name="Standard">Create Table Usuarios(</text:p>
      <text:p text:style-name="Standard"><text:s text:c="6"/>Login Varchar(15) Constraint usulog px Primary Key,</text:p>
      <text:p text:style-name="Standard"><text:s text:c="6"/>Password Varchar (8) Not Null, </text:p>
      <text:p text:style-name="Standard"><text:s text:c="6"/>Fecha_Ingreso Date Default Sysdate);</text:p>
      <text:p text:style-name="Standard"/>
      <text:p text:style-name="P1">Indice en Base de datos es tener ordenada la tabla por los campos que están ingresados</text:p>
      <text:p text:style-name="P1"/>
      <text:p text:style-name="P2">References.Foreign Key</text:p>
      <text:p text:style-name="P4">Create Table Usuarios(</text:p>
      <text:p text:style-name="P4"><text:s text:c="2"/>Cod_Partida Number(8)</text:p>
      <text:p text:style-name="P4"><text:s text:c="11"/>Constraint Cod_Part_FK</text:p>
      <text:p text:style-name="P4"><text:s text:c="12"/>References(Cod_Partida));</text:p>
      <text:p text:style-name="P4"/>
      <text:p text:style-name="P4">Create Table Usuarios(</text:p>
      <text:p text:style-name="P4"><text:s text:c="2"/>Cod_Partida Number(8),</text:p>
      <text:p text:style-name="P4"><text:s text:c="2"/>F_partida Date,</text:p>
      <text:p text:style-name="P4"><text:s text:c="2"/>Constraint Partida_Cod_F_FK Foreign Key(Cod_Partida,F_Partida)</text:p>
      <text:p text:style-name="P4"><text:s text:c="14"/>References Partidas); <text:s/></text:p>
      <text:p text:style-name="P4"><text:s text:c="11"/></text:p>
      <text:p text:style-name="P4"/>
      <text:p text:style-name="P4"/>
      <text:p text:style-name="P4"/>
      <text:p text:style-name="P3"><text:soft-page-break/>Default</text:p>
      <text:p text:style-name="P4"/>
      <text:p text:style-name="P4">Create Table Usuarios(</text:p>
      <text:p text:style-name="P4"><text:s text:c="7"/>Pais Varchar2(20) default 'España');</text:p>
      <text:p text:style-name="P4"/>
      <text:p text:style-name="P3">Validación o Check</text:p>
      <text:p text:style-name="P4"/>
      <text:p text:style-name="P4">Create Table Usuarios(</text:p>
      <text:p text:style-name="P4"><text:s text:c="7"/>Credito Number (4) check (credito between o and 2000);</text:p>
      <text:p text:style-name="P4"/>
      <text:p text:style-name="P4"/>
      <text:p text:style-name="P4">Drop Database nombreDB;</text:p>
      <text:p text:style-name="P4"/>
      <text:p text:style-name="P4">Drop Table nombretabla;</text:p>
      <text:p text:style-name="P4">o</text:p>
      <text:p text:style-name="P4">Drop Table nombretabla[cascade constraints]; </text:p>
      <text:p text:style-name="P4"/>
      <text:p text:style-name="P4">*todo dependeria si se tiene o no clave ajena para usarlo </text:p>
      <text:p text:style-name="P4"/>
      <text:p text:style-name="P4">Truncate Table;</text:p>
      <text:p text:style-name="P4"/>
      <text:p text:style-name="P5">Modificar una tabla</text:p>
      <text:p text:style-name="P4"/>
      <text:p text:style-name="P4">Rename NombreViejo to nombreNuevo</text:p>
      <text:p text:style-name="P4"/>
      <text:p text:style-name="P3">Añadir columna</text:p>
      <text:p text:style-name="P4"/>
      <text:p text:style-name="P4">Alter Table NombreTabla ADD</text:p>
      <text:p text:style-name="P4">(</text:p>
      <text:p text:style-name="P4"><text:s text:c="4"/>ColumnaA tipoDatos [propiedades],</text:p>
      <text:p text:style-name="P4"><text:s text:c="4"/>ColumnaB tiposDatos[propiedades],</text:p>
      <text:p text:style-name="P4">);</text:p>
      <text:p text:style-name="P4"/>
      <text:p text:style-name="P4">Alter table NombreTabla Drop Columna</text:p>
      <text:p text:style-name="P4"><text:s text:c="2"/>(Columna1[,Columna2,...,ColumnaN]);</text:p>
      <text:p text:style-name="P5"/>
      <text:p text:style-name="P5">Modificar una Columna</text:p>
      <text:p text:style-name="P5"/>
      <text:p text:style-name="P4">Alter Table NombreTabla Modify</text:p>
      <text:p text:style-name="P4">( ColumnaA tipodatos[Propiedades],</text:p>
      <text:p text:style-name="P5"/>
      <text:p text:style-name="P5">Ejercicio Clase</text:p>
      <text:p text:style-name="P4"/>
      <text:p text:style-name="P4">Create Table Usuarios(</text:p>
      <text:p text:style-name="P4"><text:s text:c="3"/>Credito Number Check (Credito between 0 and 2000);</text:p>
      <text:p text:style-name="P4">Alter Table Usuario ADD ( </text:p>
      <text:p text:style-name="P4"><text:s text:c="3"/>Usuario Varchar(20) Primary Key);</text:p>
      <text:p text:style-name="P4">Alter Table Usuario Rename Usuario To Login:</text:p>
      <text:p text:style-name="P4"/>
      <text:p text:style-name="P4"/>
      <text:p text:style-name="P4"/>
      <text:p text:style-name="P4"/>
      <text:p text:style-name="P4"><text:soft-page-break/>Create Table Empleado (</text:p>
      <text:p text:style-name="P4">Cod_Cliente Varchar (5) Primary Key,</text:p>
      <text:p text:style-name="P4">Nom Char(20),</text:p>
      <text:p text:style-name="P4">Ape Char(40),</text:p>
      <text:p text:style-name="P4">Sueldo Int);</text:p>
      <text:p text:style-name="P4"/>
      <text:p text:style-name="P4">Alter Table Empleado Modify(</text:p>
      <text:p text:style-name="P4">Sueldo Int check (Sueldo between 1000 and 1200));</text:p>
      <text:p text:style-name="P4"/>
      <text:p text:style-name="P3">Renombrar Columna </text:p>
      <text:p text:style-name="P4"/>
      <text:p text:style-name="P4">Alter Table NombreTable</text:p>
      <text:p text:style-name="P4"><text:s text:c="10"/>Rename Column NombreViejo to NombreNuevo;</text:p>
      <text:p text:style-name="P4"/>
      <text:p text:style-name="P3">Modificar Restricciones</text:p>
      <text:p text:style-name="P3"/>
      <text:p text:style-name="P5">Borrar<text:span text:style-name="T1"> Alter Table NomTabla Drop Constraint Nomrbre_Restricción;</text:span></text:p>
      <text:p text:style-name="P4"/>
      <text:p text:style-name="P5">Renombrar<text:span text:style-name="T1"> Alter Table NomTabla Rename Constraint NomViejo to NomNuevo;</text:span></text:p>
      <text:p text:style-name="P4"/>
      <text:p text:style-name="P5">Desactivar <text:span text:style-name="T1"><text:s/>Alter Table NomTabla Disable Constraint NombreR[Cascade];</text:span></text:p>
      <text:p text:style-name="P4"/>
      <text:p text:style-name="P5">Activar <text:span text:style-name="T1">Alter Table NomTable Enable Constraint NombreR[Cascade];</text:span></text:p>
      <text:p text:style-name="P4"/>
      <text:p text:style-name="P5"><text:span text:style-name="T1">Select <text:s/>*From all_Constraints; <text:s text:c="4"/></text:span>“puede colocar indiferentemente” para catálogo del sistema o diccionario. El * se refiere a todas las columnas</text:p>
      <text:p text:style-name="P4"/>
      <text:p text:style-name="P4"/>
      <text:p text:style-name="P3">Crear un Indice</text:p>
      <text:p text:style-name="P5"/>
      <text:p text:style-name="P4">Create Index NombreIndice on nombretabla</text:p>
      <text:p text:style-name="P4">( columna 1[,Columna2 ,...,ColumnaN]);</text:p>
      <text:p text:style-name="P4"/>
      <text:p text:style-name="P4">Drop Index NombreIndice;</text:p>
      <text:p text:style-name="P4"/>
      <text:p text:style-name="P4"/>
      <text:p text:style-name="P4">Describe DataBase Nomrbre DB;</text:p>
      <text:p text:style-name="P4"/>
      <text:p text:style-name="P4">Describe Table NombreTable;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19-11-26T11:42:12</meta:creation-date>
    <dc:date>2019-11-29T09:58:43</dc:date>
    <dc:creator>Benito Jódar Álvarez</dc:creator>
    <meta:editing-duration>PT6H21M46S</meta:editing-duration>
    <meta:editing-cycles>4</meta:editing-cycles>
    <meta:generator>OpenOffice/4.1.7$Unix OpenOffice.org_project/417m1$Build-9800</meta:generator>
    <meta:document-statistic meta:table-count="0" meta:image-count="0" meta:object-count="0" meta:page-count="3" meta:paragraph-count="93" meta:word-count="332" meta:character-count="2737"/>
  </office:meta>
</office:document-meta>
</file>